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5"/>
          <table:table-cell table:formula="of:=SUM([$'tv ffn'.S99:$'tv ffn'.V99]; [.C99:.F99])" office:value-type="float" office:value="10176" calcext:value-type="float">
            <text:p>10,176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column table:style-name="co1" table:default-cell-style-name="ce14"/>
        <table:table-column table:style-name="co1" table:number-columns-repeated="15" table:default-cell-style-name="Default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18:54:19.905000000</dc:date>
    <meta:editing-duration>P10DT20H4M59S</meta:editing-duration>
    <meta:editing-cycles>613</meta:editing-cycles>
    <meta:document-statistic meta:table-count="40" meta:cell-count="14277" meta:object-count="0"/>
  </office:meta>
</office:document-meta>
</file>